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pJ?4E8(o</text:p>
          </table:table-cell>
        </table:table-row>
        <table:table-row table:style-name="ro1"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.3ipG2}E</text:p>
          </table:table-cell>
        </table:table-row>
        <table:table-row table:style-name="ro1"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r?W23vP*</text:p>
          </table:table-cell>
        </table:table-row>
        <table:table-row table:style-name="ro1"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4(5^pkRP</text:p>
          </table:table-cell>
        </table:table-row>
        <table:table-row table:style-name="ro1"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.93od{LA</text:p>
          </table:table-cell>
        </table:table-row>
        <table:table-row table:style-name="ro1"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jq|67#BQ</text:p>
          </table:table-cell>
        </table:table-row>
        <table:table-row table:style-name="ro1"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#}RmnE27</text:p>
          </table:table-cell>
        </table:table-row>
        <table:table-row table:style-name="ro1"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&amp;3bo7R[C</text:p>
          </table:table-cell>
        </table:table-row>
        <table:table-row table:style-name="ro1"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5DFs*2t=</text:p>
          </table:table-cell>
        </table:table-row>
        <table:table-row table:style-name="ro1"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A?c@N4g2</text:p>
          </table:table-cell>
        </table:table-row>
        <table:table-row table:style-name="ro1"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M7)j+J6e</text:p>
          </table:table-cell>
        </table:table-row>
        <table:table-row table:style-name="ro1"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mB76Z#}q</text:p>
          </table:table-cell>
        </table:table-row>
        <table:table-row table:style-name="ro1"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8z[#3ZwF</text:p>
          </table:table-cell>
        </table:table-row>
        <table:table-row table:style-name="ro1"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Y68+rqI.</text:p>
          </table:table-cell>
        </table:table-row>
        <table:table-row table:style-name="ro1"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KS16y^*q</text:p>
          </table:table-cell>
        </table:table-row>
        <table:table-row table:style-name="ro1"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ECz1-k7?</text:p>
          </table:table-cell>
        </table:table-row>
        <table:table-row table:style-name="ro1"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T[Igi3)8</text:p>
          </table:table-cell>
        </table:table-row>
        <table:table-row table:style-name="ro1"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8EL@ck1+</text:p>
          </table:table-cell>
        </table:table-row>
        <table:table-row table:style-name="ro1"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6F]9ki)H</text:p>
          </table:table-cell>
        </table:table-row>
        <table:table-row table:style-name="ro1"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@h36yFD*</text:p>
          </table:table-cell>
        </table:table-row>
        <table:table-row table:style-name="ro1"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A&amp;k%8Cq3</text:p>
          </table:table-cell>
        </table:table-row>
        <table:table-row table:style-name="ro1"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6uI~5?Vn</text:p>
          </table:table-cell>
        </table:table-row>
        <table:table-row table:style-name="ro1"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o-67lY#U</text:p>
          </table:table-cell>
        </table:table-row>
        <table:table-row table:style-name="ro1"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A.Erj~56</text:p>
          </table:table-cell>
        </table:table-row>
        <table:table-row table:style-name="ro1"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SG4~%ta5</text:p>
          </table:table-cell>
        </table:table-row>
        <table:table-row table:style-name="ro1"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wT?A41n%</text:p>
          </table:table-cell>
        </table:table-row>
        <table:table-row table:style-name="ro1"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&amp;5~BbsL7</text:p>
          </table:table-cell>
        </table:table-row>
        <table:table-row table:style-name="ro1"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L_1#a7qN</text:p>
          </table:table-cell>
        </table:table-row>
        <table:table-row table:style-name="ro1"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teTQ7+6)</text:p>
          </table:table-cell>
        </table:table-row>
        <table:table-row table:style-name="ro1"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u9^Ce2~N</text:p>
          </table:table-cell>
        </table:table-row>
        <table:table-row table:style-name="ro1"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45f%CWc|</text:p>
          </table:table-cell>
        </table:table-row>
        <table:table-row table:style-name="ro1"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N^J2w-9y</text:p>
          </table:table-cell>
        </table:table-row>
        <table:table-row table:style-name="ro1"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Q+i9_t6E</text:p>
          </table:table-cell>
        </table:table-row>
        <table:table-row table:style-name="ro1"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z7]9Ve!R</text:p>
          </table:table-cell>
        </table:table-row>
        <table:table-row table:style-name="ro1"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qmLY.9{5</text:p>
          </table:table-cell>
        </table:table-row>
        <table:table-row table:style-name="ro1"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s*Mx5V2{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AlT&amp;+q46</text:p>
          </table:table-cell>
        </table:table-row>
        <table:table-row table:style-name="ro1"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4Y~8Xst]</text:p>
          </table:table-cell>
        </table:table-row>
        <table:table-row table:style-name="ro1"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21bG+vH(</text:p>
          </table:table-cell>
        </table:table-row>
        <table:table-row table:style-name="ro1"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5]rd1Y{G</text:p>
          </table:table-cell>
        </table:table-row>
        <table:table-row table:style-name="ro1"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]Fhc=5K9</text:p>
          </table:table-cell>
        </table:table-row>
        <table:table-row table:style-name="ro1"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s69RhK-.</text:p>
          </table:table-cell>
        </table:table-row>
        <table:table-row table:style-name="ro1"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Ow32vH*%</text:p>
          </table:table-cell>
        </table:table-row>
        <table:table-row table:style-name="ro1"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xi5T~!3G</text:p>
          </table:table-cell>
        </table:table-row>
        <table:table-row table:style-name="ro1"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_-f4UL1x</text:p>
          </table:table-cell>
        </table:table-row>
        <table:table-row table:style-name="ro1"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Mg=V76u^</text:p>
          </table:table-cell>
        </table:table-row>
        <table:table-row table:style-name="ro1"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v*8SJ1l+</text:p>
          </table:table-cell>
        </table:table-row>
        <table:table-row table:style-name="ro1"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f#~F5O8c</text:p>
          </table:table-cell>
        </table:table-row>
        <table:table-row table:style-name="ro1"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s4Kp.F[9</text:p>
          </table:table-cell>
        </table:table-row>
        <table:table-row table:style-name="ro1"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=1W5b#Ha</text:p>
          </table:table-cell>
        </table:table-row>
        <table:table-row table:style-name="ro1"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g*6sV1]Z</text:p>
          </table:table-cell>
        </table:table-row>
        <table:table-row table:style-name="ro1"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2kEtN*&amp;5</text:p>
          </table:table-cell>
        </table:table-row>
        <table:table-row table:style-name="ro1"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+pT9dB1#</text:p>
          </table:table-cell>
        </table:table-row>
        <table:table-row table:style-name="ro1"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14%Dh!xS</text:p>
          </table:table-cell>
        </table:table-row>
        <table:table-row table:style-name="ro1"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B9O(t)k7</text:p>
          </table:table-cell>
        </table:table-row>
        <table:table-row table:style-name="ro1"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iaB@.37L</text:p>
          </table:table-cell>
        </table:table-row>
        <table:table-row table:style-name="ro1"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iI{y)A65</text:p>
          </table:table-cell>
        </table:table-row>
        <table:table-row table:style-name="ro1"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o84Vg}-C</text:p>
          </table:table-cell>
        </table:table-row>
        <table:table-row table:style-name="ro1"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O8X@1pz!</text:p>
          </table:table-cell>
        </table:table-row>
        <table:table-row table:style-name="ro1"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s97w|XB@</text:p>
          </table:table-cell>
        </table:table-row>
        <table:table-row table:style-name="ro1"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5|]Bi1Ej</text:p>
          </table:table-cell>
        </table:table-row>
        <table:table-row table:style-name="ro1"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G&amp;6{pd2A</text:p>
          </table:table-cell>
        </table:table-row>
        <table:table-row table:style-name="ro1"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a32F|B}s</text:p>
          </table:table-cell>
        </table:table-row>
        <table:table-row table:style-name="ro1"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@9u5|TLd</text:p>
          </table:table-cell>
        </table:table-row>
        <table:table-row table:style-name="ro1"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5cO{)1qK</text:p>
          </table:table-cell>
        </table:table-row>
        <table:table-row table:style-name="ro1"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+ztI94}R</text:p>
          </table:table-cell>
        </table:table-row>
        <table:table-row table:style-name="ro1"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jgVR46#[</text:p>
          </table:table-cell>
        </table:table-row>
        <table:table-row table:style-name="ro1"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[3NVt}9g</text:p>
          </table:table-cell>
        </table:table-row>
        <table:table-row table:style-name="ro1"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3G|M6tb(</text:p>
          </table:table-cell>
        </table:table-row>
        <table:table-row table:style-name="ro1"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7E|n1No~</text:p>
          </table:table-cell>
        </table:table-row>
        <table:table-row table:style-name="ro1"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+KmY{25r</text:p>
          </table:table-cell>
        </table:table-row>
        <table:table-row table:style-name="ro1"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[jcH4]U8</text:p>
          </table:table-cell>
        </table:table-row>
        <table:table-row table:style-name="ro1"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}38O!vtV</text:p>
          </table:table-cell>
        </table:table-row>
        <table:table-row table:style-name="ro1"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H]&amp;3fy7D</text:p>
          </table:table-cell>
        </table:table-row>
        <table:table-row table:style-name="ro1"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s74K^~Qu</text:p>
          </table:table-cell>
        </table:table-row>
        <table:table-row table:style-name="ro1"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=GC6p(2r</text:p>
          </table:table-cell>
        </table:table-row>
        <table:table-row table:style-name="ro1"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bxP[~1X3</text:p>
          </table:table-cell>
        </table:table-row>
        <table:table-row table:style-name="ro1"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9mc7[WJ%</text:p>
          </table:table-cell>
        </table:table-row>
        <table:table-row table:style-name="ro1"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rhB}%31J</text:p>
          </table:table-cell>
        </table:table-row>
        <table:table-row table:style-name="ro1"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l@f8TU1*</text:p>
          </table:table-cell>
        </table:table-row>
        <table:table-row table:style-name="ro1"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D}e@5i9Z</text:p>
          </table:table-cell>
        </table:table-row>
        <table:table-row table:style-name="ro1"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E7yi|&amp;4M</text:p>
          </table:table-cell>
        </table:table-row>
        <table:table-row table:style-name="ro1"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3dR*5q^E</text:p>
          </table:table-cell>
        </table:table-row>
        <table:table-row table:style-name="ro1"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q64aO!T%</text:p>
          </table:table-cell>
        </table:table-row>
        <table:table-row table:style-name="ro1"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K+7bm6(T</text:p>
          </table:table-cell>
        </table:table-row>
        <table:table-row table:style-name="ro1"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EBg#47b~</text:p>
          </table:table-cell>
        </table:table-row>
        <table:table-row table:style-name="ro1"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pjH9*B4(</text:p>
          </table:table-cell>
        </table:table-row>
        <table:table-row table:style-name="ro1"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v2Wg4K[%</text:p>
          </table:table-cell>
        </table:table-row>
        <table:table-row table:style-name="ro1"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~&amp;mVp7Y3</text:p>
          </table:table-cell>
        </table:table-row>
        <table:table-row table:style-name="ro1"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v85G#W~y</text:p>
          </table:table-cell>
        </table:table-row>
        <table:table-row table:style-name="ro1"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6{y4kI!M</text:p>
          </table:table-cell>
        </table:table-row>
        <table:table-row table:style-name="ro1"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ot1-X)N8</text:p>
          </table:table-cell>
        </table:table-row>
        <table:table-row table:style-name="ro1"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^h3{GJp1</text:p>
          </table:table-cell>
        </table:table-row>
        <table:table-row table:style-name="ro1"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y=7o9SY.</text:p>
          </table:table-cell>
        </table:table-row>
        <table:table-row table:style-name="ro1"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sIg5X}1!</text:p>
          </table:table-cell>
        </table:table-row>
        <table:table-row table:style-name="ro1"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FK!l5e.1</text:p>
          </table:table-cell>
        </table:table-row>
        <table:table-row table:style-name="ro1"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@h1GW2f?</text:p>
          </table:table-cell>
        </table:table-row>
        <table:table-row table:style-name="ro1"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e17+Fz)M</text:p>
          </table:table-cell>
        </table:table-row>
        <table:table-row table:style-name="ro1"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!n13-cZQ</text:p>
          </table:table-cell>
        </table:table-row>
        <table:table-row table:style-name="ro1"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Uz3.M}w9</text:p>
          </table:table-cell>
        </table:table-row>
        <table:table-row table:style-name="ro1"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9a!e3YP{</text:p>
          </table:table-cell>
        </table:table-row>
        <table:table-row table:style-name="ro1"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[@4b5YiL</text:p>
          </table:table-cell>
        </table:table-row>
        <table:table-row table:style-name="ro1"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Ipn_56D~</text:p>
          </table:table-cell>
        </table:table-row>
        <table:table-row table:style-name="ro1"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ehS7B5~?</text:p>
          </table:table-cell>
        </table:table-row>
        <table:table-row table:style-name="ro1"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4uLK@7+x</text:p>
          </table:table-cell>
        </table:table-row>
        <table:table-row table:style-name="ro1"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d7L}P~b2</text:p>
          </table:table-cell>
        </table:table-row>
        <table:table-row table:style-name="ro1"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p3_9N+Uf</text:p>
          </table:table-cell>
        </table:table-row>
        <table:table-row table:style-name="ro1"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2D|m1cQ_</text:p>
          </table:table-cell>
        </table:table-row>
        <table:table-row table:style-name="ro1"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py.I9]5V</text:p>
          </table:table-cell>
        </table:table-row>
        <table:table-row table:style-name="ro1"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Zf#a3[T6</text:p>
          </table:table-cell>
        </table:table-row>
        <table:table-row table:style-name="ro1"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EO+5r@4v</text:p>
          </table:table-cell>
        </table:table-row>
        <table:table-row table:style-name="ro1"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M=3q5#Sf</text:p>
          </table:table-cell>
        </table:table-row>
        <table:table-row table:style-name="ro1"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2Fs?#z9M</text:p>
          </table:table-cell>
        </table:table-row>
        <table:table-row table:style-name="ro1"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34bOaN~]</text:p>
          </table:table-cell>
        </table:table-row>
        <table:table-row table:style-name="ro1"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2uOSc#5[</text:p>
          </table:table-cell>
        </table:table-row>
        <table:table-row table:style-name="ro1"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+vXi4~7U</text:p>
          </table:table-cell>
        </table:table-row>
        <table:table-row table:style-name="ro1"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Ffk-[A29</text:p>
          </table:table-cell>
        </table:table-row>
        <table:table-row table:style-name="ro1"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g)yH7&amp;9S</text:p>
          </table:table-cell>
        </table:table-row>
        <table:table-row table:style-name="ro1"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OI4}3+xi</text:p>
          </table:table-cell>
        </table:table-row>
        <table:table-row table:style-name="ro1"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tP!i=8D1</text:p>
          </table:table-cell>
        </table:table-row>
        <table:table-row table:style-name="ro1"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1b=~Pf9J</text:p>
          </table:table-cell>
        </table:table-row>
        <table:table-row table:style-name="ro1"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J3nFp5#+</text:p>
          </table:table-cell>
        </table:table-row>
        <table:table-row table:style-name="ro1"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yZ9!W(r7</text:p>
          </table:table-cell>
        </table:table-row>
        <table:table-row table:style-name="ro1"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6Tl^i2H(</text:p>
          </table:table-cell>
        </table:table-row>
        <table:table-row table:style-name="ro1"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-C*8Lr2n</text:p>
          </table:table-cell>
        </table:table-row>
        <table:table-row table:style-name="ro1"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8=^OSah1</text:p>
          </table:table-cell>
        </table:table-row>
        <table:table-row table:style-name="ro1"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2J1aN(^z</text:p>
          </table:table-cell>
        </table:table-row>
        <table:table-row table:style-name="ro1"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f8~6tTB@</text:p>
          </table:table-cell>
        </table:table-row>
        <table:table-row table:style-name="ro1"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ln3#.4IB</text:p>
          </table:table-cell>
        </table:table-row>
        <table:table-row table:style-name="ro1"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v]9BU5{w</text:p>
          </table:table-cell>
        </table:table-row>
        <table:table-row table:style-name="ro1"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YvdK*^74</text:p>
          </table:table-cell>
        </table:table-row>
        <table:table-row table:style-name="ro1"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*Z56pq#H</text:p>
          </table:table-cell>
        </table:table-row>
        <table:table-row table:style-name="ro1"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9Z1Elc#%</text:p>
          </table:table-cell>
        </table:table-row>
        <table:table-row table:style-name="ro1"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79w!?HDb</text:p>
          </table:table-cell>
        </table:table-row>
        <table:table-row table:style-name="ro1"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N{aO_1j3</text:p>
          </table:table-cell>
        </table:table-row>
        <table:table-row table:style-name="ro1"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5d_A%j3B</text:p>
          </table:table-cell>
        </table:table-row>
        <table:table-row table:style-name="ro1"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-1Ko5t~L</text:p>
          </table:table-cell>
        </table:table-row>
        <table:table-row table:style-name="ro1"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(4F7%lgT</text:p>
          </table:table-cell>
        </table:table-row>
        <table:table-row table:style-name="ro1"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*8m6Ot=N</text:p>
          </table:table-cell>
        </table:table-row>
        <table:table-row table:style-name="ro1"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{5AO.z1y</text:p>
          </table:table-cell>
        </table:table-row>
        <table:table-row table:style-name="ro1"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Y#5^9Uwu</text:p>
          </table:table-cell>
        </table:table-row>
        <table:table-row table:style-name="ro1"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1.N)Sk2z</text:p>
          </table:table-cell>
        </table:table-row>
        <table:table-row table:style-name="ro1"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D]x7oW1_</text:p>
          </table:table-cell>
        </table:table-row>
        <table:table-row table:style-name="ro1"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lB4vW9-[</text:p>
          </table:table-cell>
        </table:table-row>
        <table:table-row table:style-name="ro1"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}j3KdR1=</text:p>
          </table:table-cell>
        </table:table-row>
        <table:table-row table:style-name="ro1"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mDBw{?81</text:p>
          </table:table-cell>
        </table:table-row>
        <table:table-row table:style-name="ro1"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Ojk{74]H</text:p>
          </table:table-cell>
        </table:table-row>
        <table:table-row table:style-name="ro1"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[qGg@5M9</text:p>
          </table:table-cell>
        </table:table-row>
        <table:table-row table:style-name="ro1"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5nh&amp;3WX@</text:p>
          </table:table-cell>
        </table:table-row>
        <table:table-row table:style-name="ro1"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X?9t7U_i</text:p>
          </table:table-cell>
        </table:table-row>
        <table:table-row table:style-name="ro1"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zT|4!H8b</text:p>
          </table:table-cell>
        </table:table-row>
        <table:table-row table:style-name="ro1"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9=1HbGl^</text:p>
          </table:table-cell>
        </table:table-row>
        <table:table-row table:style-name="ro1"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dDZ+(2n9</text:p>
          </table:table-cell>
        </table:table-row>
        <table:table-row table:style-name="ro1"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Q*}pK3q9</text:p>
          </table:table-cell>
        </table:table-row>
        <table:table-row table:style-name="ro1"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{Z4Bk2l}</text:p>
          </table:table-cell>
        </table:table-row>
        <table:table-row table:style-name="ro1"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|dbD39S~</text:p>
          </table:table-cell>
        </table:table-row>
        <table:table-row table:style-name="ro1"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P[tKe^53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yAR)82[z</text:p>
          </table:table-cell>
        </table:table-row>
        <table:table-row table:style-name="ro1"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yF~4G8a?</text:p>
          </table:table-cell>
        </table:table-row>
        <table:table-row table:style-name="ro1"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@?q3kP6Y</text:p>
          </table:table-cell>
        </table:table-row>
        <table:table-row table:style-name="ro1"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v|3=bYL6</text:p>
          </table:table-cell>
        </table:table-row>
        <table:table-row table:style-name="ro1"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6}+sNu5A</text:p>
          </table:table-cell>
        </table:table-row>
        <table:table-row table:style-name="ro1"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}Apn6S8&amp;</text:p>
          </table:table-cell>
        </table:table-row>
        <table:table-row table:style-name="ro1"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).z5hPO7</text:p>
          </table:table-cell>
        </table:table-row>
        <table:table-row table:style-name="ro1"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D#2B6s*c</text:p>
          </table:table-cell>
        </table:table-row>
        <table:table-row table:style-name="ro1"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9-F7nx%Y</text:p>
          </table:table-cell>
        </table:table-row>
        <table:table-row table:style-name="ro1"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9_dC-X5j</text:p>
          </table:table-cell>
        </table:table-row>
        <table:table-row table:style-name="ro1"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N)8g~hR7</text:p>
          </table:table-cell>
        </table:table-row>
        <table:table-row table:style-name="ro1"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F@d7cP%9</text:p>
          </table:table-cell>
        </table:table-row>
        <table:table-row table:style-name="ro1"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D-5!4shR</text:p>
          </table:table-cell>
        </table:table-row>
        <table:table-row table:style-name="ro1"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m8.~J2jC</text:p>
          </table:table-cell>
        </table:table-row>
        <table:table-row table:style-name="ro1"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]c48-QpR</text:p>
          </table:table-cell>
        </table:table-row>
        <table:table-row table:style-name="ro1"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|)IpnC32</text:p>
          </table:table-cell>
        </table:table-row>
        <table:table-row table:style-name="ro1"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hr7.X*D2</text:p>
          </table:table-cell>
        </table:table-row>
        <table:table-row table:style-name="ro1"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U+)B37hr</text:p>
          </table:table-cell>
        </table:table-row>
        <table:table-row table:style-name="ro1"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5=aL?H7i</text:p>
          </table:table-cell>
        </table:table-row>
        <table:table-row table:style-name="ro1"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+Q=p6zE4</text:p>
          </table:table-cell>
        </table:table-row>
        <table:table-row table:style-name="ro1"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9G_o7(Eh</text:p>
          </table:table-cell>
        </table:table-row>
        <table:table-row table:style-name="ro1"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g^Jq%G63</text:p>
          </table:table-cell>
        </table:table-row>
        <table:table-row table:style-name="ro1"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T4za~L9}</text:p>
          </table:table-cell>
        </table:table-row>
        <table:table-row table:style-name="ro1"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m3(%X9nF</text:p>
          </table:table-cell>
        </table:table-row>
        <table:table-row table:style-name="ro1"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G(a3Jw%6</text:p>
          </table:table-cell>
        </table:table-row>
        <table:table-row table:style-name="ro1"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M7.U-fm3</text:p>
          </table:table-cell>
        </table:table-row>
        <table:table-row table:style-name="ro1"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2cAw8&amp;[H</text:p>
          </table:table-cell>
        </table:table-row>
        <table:table-row table:style-name="ro1"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(D7@Kk9m</text:p>
          </table:table-cell>
        </table:table-row>
        <table:table-row table:style-name="ro1"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ES15yr)*</text:p>
          </table:table-cell>
        </table:table-row>
        <table:table-row table:style-name="ro1"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n]k3R7!O</text:p>
          </table:table-cell>
        </table:table-row>
        <table:table-row table:style-name="ro1"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O5([u6Qb</text:p>
          </table:table-cell>
        </table:table-row>
        <table:table-row table:style-name="ro1"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4Ay6})mF</text:p>
          </table:table-cell>
        </table:table-row>
        <table:table-row table:style-name="ro1"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kDXj4%3}</text:p>
          </table:table-cell>
        </table:table-row>
        <table:table-row table:style-name="ro1"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~8ky+C2G</text:p>
          </table:table-cell>
        </table:table-row>
        <table:table-row table:style-name="ro1"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k5T-Qj7=</text:p>
          </table:table-cell>
        </table:table-row>
        <table:table-row table:style-name="ro1"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[z85)KrS</text:p>
          </table:table-cell>
        </table:table-row>
        <table:table-row table:style-name="ro1"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o|Ii1G7#</text:p>
          </table:table-cell>
        </table:table-row>
        <table:table-row table:style-name="ro1"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h^8HS#4y</text:p>
          </table:table-cell>
        </table:table-row>
        <table:table-row table:style-name="ro1"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5@yw1A^O</text:p>
          </table:table-cell>
        </table:table-row>
        <table:table-row table:style-name="ro1"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n27=Oh|V</text:p>
          </table:table-cell>
        </table:table-row>
        <table:table-row table:style-name="ro1"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C4&amp;=rhF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